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stem-ui" svg:font-family="system-ui, apple-system, 'Segoe UI', Roboto, Ubuntu, Cantarel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top="0.3cm" fo:margin-bottom="0.3cm" loext:contextual-spacing="false" fo:line-height="100%"/>
      <style:text-properties officeooo:paragraph-rsid="001c0516"/>
    </style:style>
    <style:style style:name="P2" style:family="paragraph" style:parent-style-name="Text_20_body" style:list-style-name="L1">
      <style:paragraph-properties fo:margin-top="0cm" fo:margin-bottom="0cm" loext:contextual-spacing="false" fo:line-height="100%"/>
      <style:text-properties officeooo:rsid="001dcf07" officeooo:paragraph-rsid="001dcf07"/>
    </style:style>
    <style:style style:name="P3" style:family="paragraph" style:parent-style-name="Text_20_body" style:list-style-name="L1">
      <style:paragraph-properties fo:margin-top="0cm" fo:margin-bottom="0cm" loext:contextual-spacing="false" fo:line-height="100%"/>
      <style:text-properties officeooo:rsid="001efc9a" officeooo:paragraph-rsid="001efc9a"/>
    </style:style>
    <style:style style:name="P4" style:family="paragraph" style:parent-style-name="Text_20_body" style:list-style-name="L1">
      <style:paragraph-properties fo:margin-top="0cm" fo:margin-bottom="0cm" loext:contextual-spacing="false" fo:line-height="100%"/>
      <style:text-properties officeooo:rsid="001efc9a" officeooo:paragraph-rsid="002a19e9"/>
    </style:style>
    <style:style style:name="P5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0a213" officeooo:paragraph-rsid="0020a213"/>
    </style:style>
    <style:style style:name="P6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0a213" officeooo:paragraph-rsid="00219db0"/>
    </style:style>
    <style:style style:name="P7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2bd98" officeooo:paragraph-rsid="0022bd98"/>
    </style:style>
    <style:style style:name="P8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4520d" officeooo:paragraph-rsid="0024520d"/>
    </style:style>
    <style:style style:name="P9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4d663" officeooo:paragraph-rsid="0024d663"/>
    </style:style>
    <style:style style:name="P10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54717" officeooo:paragraph-rsid="00254717"/>
    </style:style>
    <style:style style:name="P11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64335" officeooo:paragraph-rsid="00264335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797cf" officeooo:paragraph-rsid="002797cf"/>
    </style:style>
    <style:style style:name="P13" style:family="paragraph" style:parent-style-name="Text_20_body" style:list-style-name="L1">
      <style:paragraph-properties fo:margin-top="0cm" fo:margin-bottom="0cm" loext:contextual-spacing="false" fo:line-height="100%"/>
      <style:text-properties fo:language="ru" fo:country="RU" officeooo:rsid="002d3e8d" officeooo:paragraph-rsid="002d3e8d"/>
    </style:style>
    <style:style style:name="P14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1efc9a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1dcf07"/>
    </style:style>
    <style:style style:name="P16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20a213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  <style:text-properties officeooo:paragraph-rsid="00254717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1efc9a" officeooo:paragraph-rsid="001efc9a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797cf" officeooo:paragraph-rsid="002797cf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9127a" officeooo:paragraph-rsid="0029127a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fo:language="en" fo:country="US" officeooo:rsid="002d3e8d" officeooo:paragraph-rsid="002d3e8d"/>
    </style:style>
    <style:style style:name="P22" style:family="paragraph" style:parent-style-name="Title">
      <style:paragraph-properties fo:margin-top="0cm" fo:margin-bottom="0cm" loext:contextual-spacing="false" fo:line-height="100%"/>
    </style:style>
    <style:style style:name="T1" style:family="text">
      <style:text-properties officeooo:rsid="001c0516"/>
    </style:style>
    <style:style style:name="T2" style:family="text">
      <style:text-properties officeooo:rsid="0016a0b9"/>
    </style:style>
    <style:style style:name="T3" style:family="text">
      <style:text-properties officeooo:rsid="001dcf0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4d663"/>
    </style:style>
    <style:style style:name="T6" style:family="text">
      <style:text-properties fo:language="en" fo:country="US" officeooo:rsid="00254717"/>
    </style:style>
    <style:style style:name="T7" style:family="text">
      <style:text-properties fo:language="en" fo:country="US" officeooo:rsid="00264335"/>
    </style:style>
    <style:style style:name="T8" style:family="text">
      <style:text-properties fo:language="en" fo:country="US" officeooo:rsid="002a19e9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efc9a"/>
    </style:style>
    <style:style style:name="T11" style:family="text">
      <style:text-properties fo:language="ru" fo:country="RU" officeooo:rsid="0020a213"/>
    </style:style>
    <style:style style:name="T12" style:family="text">
      <style:text-properties fo:language="ru" fo:country="RU" officeooo:rsid="00229edc"/>
    </style:style>
    <style:style style:name="T13" style:family="text">
      <style:text-properties fo:language="ru" fo:country="RU" officeooo:rsid="00254717"/>
    </style:style>
    <style:style style:name="T14" style:family="text">
      <style:text-properties fo:language="ru" fo:country="RU" officeooo:rsid="002b44d9"/>
    </style:style>
    <style:style style:name="T15" style:family="text">
      <style:text-properties officeooo:rsid="00219db0"/>
    </style:style>
    <style:style style:name="T16" style:family="text">
      <style:text-properties officeooo:rsid="0029127a"/>
    </style:style>
    <style:style style:name="T17" style:family="text">
      <style:text-properties officeooo:rsid="002a19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К</text:span>урс CBNET01 «Компьютерные сети» <text:span text:style-name="T2">(базовый)</text:span></text:p>
      <text:h text:style-name="P1" text:outline-level="2">Программа курса</text:h>
      <text:list xml:id="list2178644675" text:style-name="L1">
        <text:list-item>
          <text:p text:style-name="P2">Введение.</text:p>
          <text:list>
            <text:list-item>
              <text:p text:style-name="P15"><text:span text:style-name="T3">Централизованная модель обработки данных. Мэйнфреймы.</text:span></text:p>
            </text:list-item>
            <text:list-item>
              <text:p text:style-name="P2">Появление ПК. Переход на распределенную модель обработки данных. Интеллектуальные терминалы.</text:p>
            </text:list-item>
            <text:list-item>
              <text:p text:style-name="P2">Совместное использование ресурсов. Модель «клиент-сервер».</text:p>
            </text:list-item>
            <text:list-item>
              <text:p text:style-name="P2">Одноранговые сети.</text:p>
            </text:list-item>
            <text:list-item>
              <text:p text:style-name="P2">Структура сети предприятия.</text:p>
            </text:list-item>
          </text:list>
        </text:list-item>
        <text:list-item>
          <text:p text:style-name="P5">Использование широковещательного канала передачи данных.</text:p>
          <text:list>
            <text:list-item>
              <text:p text:style-name="P5">Пакетная сеть ALOHAnet (Гавайский университет).</text:p>
            </text:list-item>
            <text:list-item>
              <text:p text:style-name="P6">Проблема <text:span text:style-name="T15">коллизий и ее решение в </text:span>ALOHAnet<text:span text:style-name="T15">.</text:span></text:p>
            </text:list-item>
            <text:list-item>
              <text:p text:style-name="P5"><text:span text:style-name="T15">Дисциплина </text:span>CSMA/CD (IEEE 802.3).</text:p>
            </text:list-item>
          </text:list>
        </text:list-item>
        <text:list-item>
          <text:p text:style-name="P3">Сетевое оборудование.</text:p>
          <text:list>
            <text:list-item>
              <text:p text:style-name="P3">Сетевой адаптер.</text:p>
              <text:list>
                <text:list-item>
                  <text:p text:style-name="P20">PC.</text:p>
                </text:list-item>
                <text:list-item>
                  <text:p text:style-name="P20">MiniPC.</text:p>
                </text:list-item>
                <text:list-item>
                  <text:p text:style-name="P20">Bare metal.</text:p>
                </text:list-item>
              </text:list>
            </text:list-item>
            <text:list-item>
              <text:p text:style-name="P4">Концентратор.</text:p>
            </text:list-item>
            <text:list-item>
              <text:p text:style-name="P4"><text:span text:style-name="T14">К</text:span>оммутатор.</text:p>
            </text:list-item>
            <text:list-item>
              <text:p text:style-name="P4"><text:span text:style-name="T17">Т</text:span>очка доступа <text:span text:style-name="T8">Wi-Fi</text:span>.</text:p>
            </text:list-item>
            <text:list-item>
              <text:p text:style-name="P3">Маршрутизатор.</text:p>
            </text:list-item>
          </text:list>
        </text:list-item>
        <text:list-item>
          <text:p text:style-name="P3">Стандартная 7-уровневая модель <text:span text:style-name="T4">OSI. </text:span><text:span text:style-name="T9">Функции каждого уровня/</text:span><text:span text:style-name="T12">подуровня</text:span><text:span text:style-name="T9">.</text:span></text:p>
        </text:list-item>
        <text:list-item>
          <text:p text:style-name="P7">Реализации физического уровня <text:span text:style-name="T5">(1)</text:span>.</text:p>
          <text:list>
            <text:list-item>
              <text:p text:style-name="P7">Медный/оптический кабель (<text:span text:style-name="T4">Ethernet).</text:span></text:p>
            </text:list-item>
            <text:list-item>
              <text:p text:style-name="P8">Беспроводная передача (<text:span text:style-name="T4">Wi-Fi).</text:span></text:p>
            </text:list-item>
          </text:list>
        </text:list-item>
        <text:list-item>
          <text:p text:style-name="P3"><text:span text:style-name="T12">Обзор с</text:span><text:span text:style-name="T9">тек</text:span><text:span text:style-name="T12">а</text:span><text:span text:style-name="T9"> протоколов </text:span><text:span text:style-name="T4">TCP/IP.</text:span></text:p>
          <text:list>
            <text:list-item>
              <text:p text:style-name="P10">Связь между уровнями стека.</text:p>
            </text:list-item>
            <text:list-item>
              <text:p text:style-name="P7">Понятие <text:span text:style-name="T4">PDU.</text:span></text:p>
            </text:list-item>
            <text:list-item>
              <text:p text:style-name="P9">Канальный уровень <text:span text:style-name="T4">(2)</text:span>.</text:p>
              <text:list>
                <text:list-item>
                  <text:p text:style-name="P9">Подуровень <text:span text:style-name="T4">MAC.</text:span></text:p>
                </text:list-item>
                <text:list-item>
                  <text:p text:style-name="P9">Подуровень <text:span text:style-name="T4">LLC.</text:span></text:p>
                </text:list-item>
              </text:list>
            </text:list-item>
            <text:list-item>
              <text:p text:style-name="P9">Сетевой уровень (3).</text:p>
              <text:list>
                <text:list-item>
                  <text:p text:style-name="P10">Протокол <text:span text:style-name="T4">IP</text:span><text:span text:style-name="T7">v4</text:span><text:span text:style-name="T4">.</text:span></text:p>
                </text:list-item>
                <text:list-item>
                  <text:p text:style-name="P10">Структура адреса <text:span text:style-name="T4">IP. </text:span>Маска, сеть, хост.</text:p>
                </text:list-item>
                <text:list-item>
                  <text:p text:style-name="P17"><text:span text:style-name="T13">Маршрутизация пакетов </text:span><text:span text:style-name="T6">IP.</text:span></text:p>
                </text:list-item>
                <text:list-item>
                  <text:p text:style-name="P11">Связь между адресами <text:span text:style-name="T4">IP </text:span>и <text:span text:style-name="T4">MAC. </text:span>Протокол <text:span text:style-name="T4">ARP.</text:span></text:p>
                </text:list-item>
                <text:list-item>
                  <text:p text:style-name="P11">Проверка достижимости хоста <text:span text:style-name="T4">IP. </text:span>Утилита <text:span text:style-name="T4">ping, </text:span>протокол <text:span text:style-name="T4">ICMP.</text:span></text:p>
                </text:list-item>
              </text:list>
            </text:list-item>
            <text:list-item>
              <text:p text:style-name="P11">Транспортный уровень (4).</text:p>
              <text:list>
                <text:list-item>
                  <text:p text:style-name="P11">Порт транспортного протокола. Фиксированные и динамически выделяемые порты.</text:p>
                </text:list-item>
                <text:list-item>
                  <text:p text:style-name="P12">Дейтаграммы. Протокол <text:span text:style-name="T4">UDP.</text:span></text:p>
                </text:list-item>
                <text:list-item>
                  <text:p text:style-name="P12">Потоки. Протокол <text:span text:style-name="T4">TCP.</text:span></text:p>
                </text:list-item>
              </text:list>
            </text:list-item>
            <text:list-item>
              <text:p text:style-name="P12">Прикладной уровень.</text:p>
              <text:list>
                <text:list-item>
                  <text:p text:style-name="P12">Система доменных имен. Протокол DNS.</text:p>
                </text:list-item>
                <text:list-item>
                  <text:p text:style-name="P12">Электронная почта. Протоколы SMTP, POP3, IMAP.</text:p>
                </text:list-item>
                <text:list-item>
                  <text:p text:style-name="P19">WWW. <text:span text:style-name="T9">Протокол HTTP.</text:span></text:p>
                </text:list-item>
                <text:list-item>
                  <text:p text:style-name="P19"><text:soft-page-break/><text:span text:style-name="T9">Передача файлов. Протокол </text:span>FTP.</text:p>
                </text:list-item>
                <text:list-item>
                  <text:p text:style-name="P12">Удаленный терминал. Протокол TELNET.</text:p>
                </text:list-item>
              </text:list>
            </text:list-item>
          </text:list>
        </text:list-item>
        <text:list-item>
          <text:p text:style-name="P14"><text:span text:style-name="T10">Разработка сетевых приложений.</text:span></text:p>
          <text:list>
            <text:list-item>
              <text:p text:style-name="P13">Серверные и клиентские сокеты.</text:p>
            </text:list-item>
            <text:list-item>
              <text:p text:style-name="P21">API.</text:p>
              <text:list>
                <text:list-item>
                  <text:p text:style-name="P21">Linux Socket API.</text:p>
                </text:list-item>
                <text:list-item>
                  <text:p text:style-name="P21">Windows Sockets 2.</text:p>
                </text:list-item>
                <text:list-item>
                  <text:p text:style-name="P21">lwIP.</text:p>
                </text:list-item>
              </text:list>
            </text:list-item>
          </text:list>
        </text:list-item>
        <text:list-item>
          <text:p text:style-name="P16"><text:span text:style-name="T11">Диагностика и отладка сетевых приложений. Снифферы.</text:span></text:p>
          <text:list>
            <text:list-item>
              <text:p text:style-name="P16"><text:span text:style-name="T11">Wireshark.</text:span></text:p>
            </text:list-item>
            <text:list-item>
              <text:p text:style-name="P16"><text:span text:style-name="T11">Aircrack-ng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stem-ui" svg:font-family="system-ui, apple-system, 'Segoe UI', Roboto, Ubuntu, Cantarel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3T06:48:15.630000000</meta:creation-date>
    <dc:date>2023-01-13T11:27:28.233000000</dc:date>
    <meta:editing-duration>PT1H14M2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56" meta:word-count="250" meta:character-count="1897" meta:non-whitespace-character-count="1665"/>
  </office:meta>
</office:document-meta>
</file>